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BOLADUR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ARBOLADUR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QUE CARGA GENERA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QUE TANQU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UQUE PORTACONTENEDORE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UQUE GASERO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UQUE QUIMICO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RCAZA TANQUE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EMOLCADOR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RUA FLOTANTE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UQUE ARENERO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ONTO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RAGA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ARCAZA PORTACONTENEDORE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UQUE MOTOR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UQUE TANQUE QUIMIQUERO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UQUE AGUATERO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named-expressions>
        <table:named-range table:name="ARBOLADURA" table:cell-range-address="ARBOLADURA.$A$1:ARBOLADURA.$B$16" table:base-cell-address="ARBOLADUR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5:24Z</meta:creation-date>
    <dc:date>2019-12-12T00:50:44Z</dc:date>
  </office:meta>
</office:document-meta>
</file>